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fo:min-height="21.003cm"/>
    </style:style>
    <style:style style:name="P1" style:family="paragraph">
      <style:paragraph-properties fo:margin-left="0cm" fo:margin-right="0cm" fo:text-indent="0cm"/>
      <style:text-properties style:font-name="Arial Black"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style:font-name="Arial Black1" fo:font-size="48pt" style:font-size-asian="48pt" style:font-size-complex="48pt"/>
    </style:style>
    <style:style style:name="P5" style:family="paragraph">
      <style:paragraph-properties fo:margin-left="0cm" fo:margin-right="0cm" fo:text-indent="0cm"/>
      <style:text-properties fo:color="#ffffff" style:font-name="Arial Black1" fo:font-size="48pt" fo:font-weight="bold" style:font-size-asian="48pt" style:font-size-complex="48pt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style:style style:name="T2" style:family="text">
      <style:text-properties fo:color="#ffffff" style:font-name="Arial Black" fo:font-size="48pt" style:text-underline-style="none" fo:font-weight="bold" style:font-size-asian="48pt" style:font-size-complex="48pt"/>
    </style:style>
    <style:style style:name="T3" style:family="text">
      <style:text-properties fo:color="#ffffff" style:font-name="Arial Black" fo:font-size="48pt" style:text-underline-style="solid" style:text-underline-width="auto" style:text-underline-color="font-color" fo:font-weight="bold" style:font-size-asian="48pt" style:font-size-complex="48pt"/>
    </style:style>
    <style:style style:name="T4" style:family="text">
      <style:text-properties fo:color="#ffffff" style:font-name="Arial Black1" fo:font-size="48pt" fo:font-weight="bold" style:font-size-asian="48pt" style:font-size-complex="48pt"/>
    </style:style>
    <style:style style:name="T5" style:family="text">
      <style:text-properties fo:color="#ffffff" style:font-name="Arial Black1" fo:font-size="48pt" style:text-underline-style="none" fo:font-weight="bold" style:font-size-asian="48pt" style:font-size-complex="48pt"/>
    </style:style>
    <style:style style:name="T6" style:family="text">
      <style:text-properties fo:color="#ffffff" style:font-name="Arial Black1" fo:font-size="48pt" style:text-underline-style="solid" style:text-underline-width="auto" style:text-underline-color="font-color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1. O Stwo</text:span><text:span text:style-name="T2">rz</text:span><text:span text:style-name="T3">y</text:span><text:span text:style-name="T1">ciel</text:span><text:span text:style-name="T3">u</text:span><text:span text:style-name="T1"><text:line-break/></text:span><text:span text:style-name="T1">Duchu, przyjdź</text:span><text:span text:style-name="T1"><text:line-break/></text:span><text:span text:style-name="T1">nawiedź dusz wiern</text:span><text:span text:style-name="T3">y</text:span><text:span text:style-name="T2">ch</text:span><text:span text:style-name="T1"><text:line-break/></text:span><text:span text:style-name="T1">Tobie krąg.</text:span><text:span text:style-name="T1"><text:line-break/></text:span><text:span text:style-name="T1">Nie</text:span><text:span text:style-name="T2">bi</text:span><text:span text:style-name="T3">e</text:span><text:span text:style-name="T1">ską </text:span><text:span text:style-name="T2">ł</text:span><text:span text:style-name="T3">a</text:span><text:span text:style-name="T1">skę zesłać racz</text:span><text:span text:style-name="T1"><text:line-break/></text:span><text:span text:style-name="T2">s</text:span><text:span text:style-name="T3">e</text:span><text:span text:style-name="T1">rcom, </text:span><text:span text:style-name="T2">c</text:span><text:span text:style-name="T3">o</text:span><text:span text:style-name="T1"><text:line-break/></text:span><text:span text:style-name="T1">dzie</text:span><text:span text:style-name="T2">ł</text:span><text:span text:style-name="T3">e</text:span><text:span text:style-name="T2">m</text:span><text:span text:style-name="T1"> są Twych rąk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4">2. Pocie</text:span><text:span text:style-name="T5">sz</text:span><text:span text:style-name="T6">y</text:span><text:span text:style-name="T4">cie</text:span><text:span text:style-name="T5">l</text:span><text:span text:style-name="T6">e</text:span><text:span text:style-name="T5">m</text:span><text:span text:style-name="T5"><text:line-break/></text:span><text:span text:style-name="T4">jesteś zwan</text:span><text:span text:style-name="T4"><text:line-break/></text:span><text:span text:style-name="T4">i Najwyższe</text:span><text:span text:style-name="T5">g</text:span><text:span text:style-name="T6">o</text:span><text:span text:style-name="T4"> Boga dar,</text:span><text:span text:style-name="T4"><text:line-break/></text:span><text:span text:style-name="T4">Tyś </text:span><text:span text:style-name="T5">n</text:span><text:span text:style-name="T6">a</text:span><text:span text:style-name="T4">m</text:span><text:span text:style-name="T6">a</text:span><text:span text:style-name="T4">sz</text:span><text:span text:style-name="T5">cz</text:span><text:span text:style-name="T6">e</text:span><text:span text:style-name="T4">ni</text:span><text:span text:style-name="T6">e</text:span><text:span text:style-name="T5">m</text:span><text:span text:style-name="T4"><text:line-break/></text:span><text:span text:style-name="T4">naszych dusz,</text:span><text:span text:style-name="T4"><text:line-break/></text:span><text:span text:style-name="T4">Zdr</text:span><text:span text:style-name="T6">ó</text:span><text:span text:style-name="T5">j</text:span><text:span text:style-name="T4"> ży</text:span><text:span text:style-name="T5">w</text:span><text:span text:style-name="T6">y</text:span><text:span text:style-name="T4">,</text:span><text:span text:style-name="T4"><text:line-break/></text:span><text:span text:style-name="T4">mił</text:span><text:span text:style-name="T6">o</text:span><text:span text:style-name="T5">ść,</text:span><text:span text:style-name="T4"> ognia ż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4">3. Ty darz</text:span><text:span text:style-name="T6">y</text:span><text:span text:style-name="T5">sz</text:span><text:span text:style-name="T4"> łask</text:span><text:span text:style-name="T6">ą</text:span><text:span text:style-name="T4"><text:line-break/></text:span><text:span text:style-name="T4">siedmiokroć,</text:span><text:span text:style-name="T4"><text:line-break/></text:span><text:span text:style-name="T4">bo moc z prawic</text:span><text:span text:style-name="T6">y</text:span><text:span text:style-name="T4"> Ojca masz,</text:span><text:span text:style-name="T4"><text:line-break/></text:span><text:span text:style-name="T4">przez </text:span><text:span text:style-name="T6">O</text:span><text:span text:style-name="T4">jc</text:span><text:span text:style-name="T6">a</text:span><text:span text:style-name="T4"> </text:span><text:span text:style-name="T6">o</text:span><text:span text:style-name="T5">bi</text:span><text:span text:style-name="T6">e</text:span><text:span text:style-name="T4">cany nam,</text:span><text:span text:style-name="T4"><text:line-break/></text:span><text:span text:style-name="T5">m</text:span><text:span text:style-name="T6">o</text:span><text:span text:style-name="T4">wą wz</text:span><text:span text:style-name="T5">b</text:span><text:span text:style-name="T6">o</text:span><text:span text:style-name="T4">gac</text:span><text:span text:style-name="T6">a</text:span><text:span text:style-name="T5">sz</text:span><text:span text:style-name="T5"><text:line-break/></text:span><text:span text:style-name="T4">język nas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4">4. Światłem </text:span><text:span text:style-name="T5">r</text:span><text:span text:style-name="T6">o</text:span><text:span text:style-name="T4">zjaś</text:span><text:span text:style-name="T5">n</text:span><text:span text:style-name="T6">i</text:span><text:span text:style-name="T5">j</text:span><text:span text:style-name="T5"><text:line-break/></text:span><text:span text:style-name="T4">naszą myśl,</text:span><text:span text:style-name="T4"><text:line-break/></text:span><text:span text:style-name="T4">w serca nam mił</text:span><text:span text:style-name="T6">o</text:span><text:span text:style-name="T5">ść</text:span><text:span text:style-name="T5"><text:line-break/></text:span><text:span text:style-name="T4">świętą wlej,</text:span><text:span text:style-name="T4"><text:line-break/></text:span><text:span text:style-name="T4">i w</text:span><text:span text:style-name="T6">ą</text:span><text:span text:style-name="T4">tł</text:span><text:span text:style-name="T6">ą</text:span><text:span text:style-name="T4"> sł</text:span><text:span text:style-name="T6">a</text:span><text:span text:style-name="T4">b</text:span><text:span text:style-name="T6">o</text:span><text:span text:style-name="T4">ść naszych ciał</text:span><text:span text:style-name="T4"><text:line-break/></text:span><text:span text:style-name="T4">p</text:span><text:span text:style-name="T6">o</text:span><text:span text:style-name="T4">krzep st</text:span><text:span text:style-name="T6">a</text:span><text:span text:style-name="T4">łości</text:span><text:span text:style-name="T6">ą</text:span><text:span text:style-name="T4"> mocy sw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4">5. Nieprzy</text:span><text:span text:style-name="T5">j</text:span><text:span text:style-name="T6">a</text:span><text:span text:style-name="T4">ciel</text:span><text:span text:style-name="T6">a</text:span><text:span text:style-name="T6"><text:line-break/></text:span><text:span text:style-name="T4">odpędź w dal</text:span><text:span text:style-name="T4"><text:line-break/></text:span><text:span text:style-name="T4">i Twym poko</text:span><text:span text:style-name="T5">j</text:span><text:span text:style-name="T6">e</text:span><text:span text:style-name="T5">m</text:span><text:span text:style-name="T5"><text:line-break/></text:span><text:span text:style-name="T4">obdarz wraz.</text:span><text:span text:style-name="T4"><text:line-break/></text:span><text:span text:style-name="T4">Niech w dr</text:span><text:span text:style-name="T6">o</text:span><text:span text:style-name="T4">dz</text:span><text:span text:style-name="T6">e</text:span><text:span text:style-name="T4"><text:line-break/></text:span><text:span text:style-name="T4">z</text:span><text:span text:style-name="T6">a</text:span><text:span text:style-name="T4"> prz</text:span><text:span text:style-name="T6">e</text:span><text:span text:style-name="T4">wodem Twym</text:span><text:span text:style-name="T4"><text:line-break/></text:span><text:span text:style-name="T5">m</text:span><text:span text:style-name="T6">i</text:span><text:span text:style-name="T4">niem</text:span><text:span text:style-name="T6">y</text:span><text:span text:style-name="T4"> zło,</text:span><text:span text:style-name="T5"> c</text:span><text:span text:style-name="T6">o</text:span><text:span text:style-name="T4"> kusi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3" draw:text-style-name="P5" draw:layer="layout" svg:width="28cm" svg:height="21.003cm" svg:x="-0.001cm" svg:y="-0.003cm" presentation:class="title" presentation:user-transformed="true">
          <draw:text-box>
            <text:p text:style-name="P4"><text:span text:style-name="T4">6. Daj nam prz</text:span><text:span text:style-name="T6">e</text:span><text:span text:style-name="T4">z Ciebi</text:span><text:span text:style-name="T6">e</text:span><text:span text:style-name="T4"><text:line-break/></text:span><text:span text:style-name="T4">Ojca znać,</text:span><text:span text:style-name="T4"><text:line-break/></text:span><text:span text:style-name="T4">daj, by i Syn p</text:span><text:span text:style-name="T6">o</text:span><text:span text:style-name="T4">znany był,</text:span><text:span text:style-name="T4"><text:line-break/></text:span><text:span text:style-name="T4">i Ci</text:span><text:span text:style-name="T6">e</text:span><text:span text:style-name="T4">bi</text:span><text:span text:style-name="T6">e</text:span><text:span text:style-name="T4">,</text:span><text:span text:style-name="T4"><text:line-break/></text:span><text:span text:style-name="T4">J</text:span><text:span text:style-name="T6">e</text:span><text:span text:style-name="T4">dn</text:span><text:span text:style-name="T6">o</text:span><text:span text:style-name="T4"> Tchnienie Dwóch,</text:span><text:span text:style-name="T4"><text:line-break/></text:span><text:span text:style-name="T4">ni</text:span><text:span text:style-name="T6">e</text:span><text:span text:style-name="T4">ch wyzn</text:span><text:span text:style-name="T6">a</text:span><text:span text:style-name="T4">jem</text:span><text:span text:style-name="T6">y</text:span><text:span text:style-name="T4"><text:line-break/></text:span><text:span text:style-name="T4">z wszystkich si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4">7. Niech Bog</text:span><text:span text:style-name="T6">u</text:span><text:span text:style-name="T4"> Ojc</text:span><text:span text:style-name="T6">u</text:span><text:span text:style-name="T4"><text:line-break/></text:span><text:span text:style-name="T4">chwała brzmi,</text:span><text:span text:style-name="T4"><text:line-break/></text:span><text:span text:style-name="T4">Synowi,</text:span><text:span text:style-name="T4"><text:line-break/></text:span><text:span text:style-name="T4">któr</text:span><text:span text:style-name="T6">y</text:span><text:span text:style-name="T4"> zmartw</text:span><text:span text:style-name="T6">y</text:span><text:span text:style-name="T4">chwst</text:span><text:span text:style-name="T6">a</text:span><text:span text:style-name="T4">ł,</text:span><text:span text:style-name="T4"><text:line-break/></text:span><text:span text:style-name="T6">i</text:span><text:span text:style-name="T4"> T</text:span><text:span text:style-name="T6">e</text:span><text:span text:style-name="T4">mu, co pociesza nas,</text:span><text:span text:style-name="T4"><text:line-break/></text:span><text:span text:style-name="T4">ni</text:span><text:span text:style-name="T6">e</text:span><text:span text:style-name="T4">ch hołd wi</text:span><text:span text:style-name="T6">e</text:span><text:span text:style-name="T4">czyst</text:span><text:span text:style-name="T6">y</text:span><text:span text:style-name="T4">ch</text:span><text:span text:style-name="T4"><text:line-break/></text:span><text:span text:style-name="T4">płynie chwa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4">A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11-06T18:19:10</meta:creation-date>
    <dc:date>2015-05-27T22:08:48.757000000</dc:date>
    <dc:language>pl-PL</dc:language>
    <meta:editing-cycles>29</meta:editing-cycles>
    <meta:editing-duration>PT42M25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